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95H45M27.418S" calcext:value-type="time">
            <text:p>395:4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4H48M33.34S" calcext:value-type="time">
            <text:p>04:48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29H01M46.745S" calcext:value-type="time">
            <text:p>29:0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7:57:28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1T12:24:48.817000000</dc:date>
    <dc:creator>Benjamin Laws</dc:creator>
    <meta:editing-duration>P16DT1H55M31S</meta:editing-duration>
    <meta:editing-cycles>444</meta:editing-cycles>
    <meta:generator>LibreOffice/7.1.8.1$Windows_X86_64 LibreOffice_project/e1f30c802c3269a1d052614453f260e49458c82c</meta:generator>
    <meta:document-statistic meta:table-count="2" meta:cell-count="610" meta:object-count="0"/>
  </office:meta>
</office:document-meta>
</file>